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77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normal" style:text-underline-style="none" fo:font-weight="bold" style:font-name-asian="Ubuntu" style:font-size-asian="44pt" style:font-style-asian="normal" style:font-weight-asian="bold" style:font-name-complex="Ubuntu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-25% 58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bold" style:font-name-asian="Ubuntu" style:font-size-asian="22pt" style:font-style-asian="normal" style:font-weight-asian="bold" style:font-name-complex="Ubuntu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34pt" fo:letter-spacing="normal" fo:font-style="normal" style:text-underline-style="none" fo:font-weight="bold" style:font-name-asian="Ubuntu" style:font-size-asian="34pt" style:font-style-asian="normal" style:font-weight-asian="bold" style:font-name-complex="Ubuntu" style:font-size-complex="3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bold" style:font-name-asian="Ubuntu" style:font-size-asian="20pt" style:font-style-asian="normal" style:font-weight-asian="bold" style:font-name-complex="Ubuntu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25.198cm" svg:height="2.628cm" svg:x="1.4cm" svg:y="0.628cm">
          <text:p text:style-name="P1"><text:span text:style-name="T1">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2" draw:layer="layout" svg:width="25.198cm" svg:height="10.658cm" svg:x="1.4cm" svg:y="3.757cm">
          <text:p text:style-name="P3"><text:span text:style-name="T2">Você tem uma empresa de calçados com 3 máquinas muito grandes e deseja minimizar o custo total de produção.</text:span></text:p>
          <text:p text:style-name="P3"><text:span text:style-name="T2">O custo total de produção de cada máquina é:</text:span></text:p>
          <text:list text:style-name="L2">
            <text:list-item>
              <text:p text:style-name="P3"><text:span text:style-name="T2">C</text:span><text:span text:style-name="T3">A </text:span><text:span text:style-name="T2">= 0,1P</text:span><text:span text:style-name="T4">2</text:span><text:span text:style-name="T3">A </text:span><text:span text:style-name="T2">+ 0,5P</text:span><text:span text:style-name="T3">A</text:span><text:span text:style-name="T2">+0,1</text:span></text:p>
            </text:list-item>
            <text:list-item>
              <text:p text:style-name="P3"><text:span text:style-name="T2">C</text:span><text:span text:style-name="T3">B</text:span><text:span text:style-name="T2">=0,3P</text:span><text:span text:style-name="T3">B</text:span><text:span text:style-name="T2">+0,5</text:span></text:p>
            </text:list-item>
            <text:list-item>
              <text:p text:style-name="P3"><text:span text:style-name="T2">C</text:span><text:span text:style-name="T3">C</text:span><text:span text:style-name="T2">=0,01P</text:span><text:span text:style-name="T4">3</text:span><text:span text:style-name="T3">C</text:span><text:span text:style-name="T2">​</text:span></text:p>
            </text:list-item>
          </text:list>
          <text:p text:style-name="P3"><text:span text:style-name="T2">onde </text:span><text:span text:style-name="T5">C</text:span><text:span text:style-name="T2"> é o custo de produção de </text:span><text:span text:style-name="T5">P</text:span><text:span text:style-name="T2"> produtos para cada máqui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69;p15" draw:style-name="gr1" draw:text-style-name="P2" draw:layer="layout" svg:width="25.198cm" svg:height="2.628cm" svg:x="1.4cm" svg:y="0.628cm">
          <text:p text:style-name="P1"><text:span text:style-name="T1">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2" draw:text-style-name="P2" draw:layer="layout" svg:width="25.198cm" svg:height="9.133cm" svg:x="1.4cm" svg:y="3.757cm">
          <text:p text:style-name="P3"><text:span text:style-name="T2">Você tem uma empresa de calçados com 3 máquinas muito grandes e deseja minimizar o custo total de produção.</text:span></text:p>
          <text:p text:style-name="P3"><text:span text:style-name="T6"/></text:p>
          <text:p text:style-name="P3"><text:span text:style-name="T2">No próximo mês, você tem uma demanda de 10.000 calçados. Qual é o número de produtos que deve ser atribuído a cada máquina para minimizar o custo tota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7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1" draw:text-style-name="P2" draw:layer="layout" svg:width="25.198cm" svg:height="2.628cm" svg:x="1.4cm" svg:y="0.628cm">
          <text:p text:style-name="P1"><text:span text:style-name="T7">Introdução: por quê escolher um solv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2" draw:text-style-name="P2" draw:layer="layout" svg:width="25.198cm" svg:height="9.156cm" svg:x="1.4cm" svg:y="3.757cm">
          <text:p text:style-name="P3"><text:span text:style-name="T5">O que é um solver?</text:span></text:p>
          <text:p text:style-name="P5"><text:span text:style-name="T2">Um solver é um programa que “resolve” o modelo matemático que criamos, encontrando a melhor solução (ex.: custo mínimo, lucro máximo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3;p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81;p17" draw:style-name="gr1" draw:text-style-name="P2" draw:layer="layout" svg:width="25.198cm" svg:height="2.628cm" svg:x="1.4cm" svg:y="0.628cm">
          <text:p text:style-name="P1"><text:span text:style-name="T7">Introdução: por quê escolher um solv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2" draw:text-style-name="P2" draw:layer="layout" svg:width="25.198cm" svg:height="10.326cm" svg:x="1.4cm" svg:y="3.757cm">
          <text:p text:style-name="P3"><text:span text:style-name="T5">Por que diferentes solvers?</text:span></text:p>
          <text:p text:style-name="P5"><text:span text:style-name="T2">Cada solver é especializado em um tipo de problema. Escolhemos o solver com base nas características do problema: </text:span></text:p>
          <text:list text:style-name="L4">
            <text:list-item>
              <text:p text:style-name="P5"><text:span text:style-name="T5">Linear ou não linear?</text:span></text:p>
            </text:list-item>
            <text:list-item>
              <text:p text:style-name="P5"><text:span text:style-name="T5">Variáveis inteiras ou contínuas?</text:span></text:p>
            </text:list-item>
            <text:list-item>
              <text:p text:style-name="P5"><text:span text:style-name="T5">Simples ou complexo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8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9;p4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87;p18" draw:style-name="gr1" draw:text-style-name="P2" draw:layer="layout" svg:width="25.198cm" svg:height="2.628cm" svg:x="1.4cm" svg:y="0.628cm">
          <text:p text:style-name="P1"><text:span text:style-name="T7">GLPK (GNU Linear Programm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8" draw:style-name="gr2" draw:text-style-name="P2" draw:layer="layout" svg:width="25.198cm" svg:height="9.269cm" svg:x="1.4cm" svg:y="3.757cm">
          <text:p text:style-name="P3"><text:span text:style-name="T8">Tipo de problema:</text:span><text:span text:style-name="T9"> Programação Linear (PL) com variáveis contínuas ou inteiras.</text:span></text:p>
          <text:p text:style-name="P3"><text:span text:style-name="T8">Exemplo:</text:span><text:span text:style-name="T9"> Produzir sapatos com custos lineares (ex.: 2 reais por unidade) e decidir quantos pares fazer.</text:span></text:p>
          <text:p text:style-name="P3"><text:span text:style-name="T8">Por que usar? </text:span></text:p>
          <text:list text:style-name="L4">
            <text:list-item>
              <text:p text:style-name="P3"><text:span text:style-name="T9">Rápido e eficiente para problemas lineares (</text:span><text:span text:style-name="T8">sem</text:span><text:span text:style-name="T9"> expoentes como x² ou x³)</text:span></text:p>
            </text:list-item>
            <text:list-item>
              <text:p text:style-name="P3"><text:span text:style-name="T9">Bom para variáveis inteiras (ex.: número de sapatos)</text:span></text:p>
            </text:list-item>
          </text:list>
          <text:p text:style-name="P3"><text:span text:style-name="T8">Limitação</text:span><text:span text:style-name="T9">: Não lida com funções não lineares (ex.: custo que cresce como x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4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5;p5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93;p19" draw:style-name="gr1" draw:text-style-name="P2" draw:layer="layout" svg:width="25.198cm" svg:height="2.628cm" svg:x="1.4cm" svg:y="0.628cm">
          <text:p text:style-name="P1"><text:span text:style-name="T7">IPOPT (Interior Point OPTimiz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9" draw:style-name="gr2" draw:text-style-name="P2" draw:layer="layout" svg:width="25.198cm" svg:height="11.519cm" svg:x="1.4cm" svg:y="3.757cm">
          <text:p text:style-name="P3"><text:span text:style-name="T8">Tipo de problema:</text:span><text:span text:style-name="T9"> Programação Não Linear (PNL) com variáveis contínuas.</text:span></text:p>
          <text:p text:style-name="P3"><text:span text:style-name="T8">Exemplo:</text:span><text:span text:style-name="T9"> Otimizar o formato de uma sola de sapato onde o custo depende de uma curva (ex.: x²)</text:span></text:p>
          <text:p text:style-name="P3"><text:span text:style-name="T8">Por que usar?</text:span><text:span text:style-name="T9"> </text:span></text:p>
          <text:list text:style-name="L4">
            <text:list-item>
              <text:p text:style-name="P3"><text:span text:style-name="T9">Excelente para problemas não lineares (como x², sen(x), etc.).</text:span></text:p>
            </text:list-item>
            <text:list-item>
              <text:p text:style-name="P3"><text:span text:style-name="T9">Usa métodos de pontos interiores para encontrar soluções rápidas.</text:span></text:p>
            </text:list-item>
          </text:list>
          <text:p text:style-name="P3"><text:span text:style-name="T8">Limitação:</text:span><text:span text:style-name="T9"> Não lida bem com variáveis inteiras ou binárias (ex.: ligar/desligar máquinas).</text:span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0;p6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1;p6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99;p20" draw:style-name="gr1" draw:text-style-name="P2" draw:layer="layout" svg:width="25.198cm" svg:height="2.736cm" svg:x="1.4cm" svg:y="0.574cm">
          <text:p text:style-name="P1"><text:span text:style-name="T11">Introdução ao Couenne (Convex Over and Under ENvelopes for Nonlinear Estim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0" draw:style-name="gr2" draw:text-style-name="P2" draw:layer="layout" svg:width="25.198cm" svg:height="10.148cm" svg:x="1.4cm" svg:y="3.757cm">
          <text:p text:style-name="P3"><text:span text:style-name="T8">Tipo de problema:</text:span><text:span text:style-name="T9"> Programação Não Linear com variáveis inteiras (</text:span><text:span text:style-name="T8">MINLP - Mixed Integer Nonlinear Programming</text:span><text:span text:style-name="T9">).</text:span></text:p>
          <text:p text:style-name="P3"><text:span text:style-name="T8">Nosso problema:</text:span><text:span text:style-name="T9"> </text:span></text:p>
          <text:p text:style-name="P3"><text:span text:style-name="T9">Minimizar o custo de produção de 10.000 sapatos usando 3 máquinas (A, B, C).</text:span></text:p>
          <text:p text:style-name="P3"><text:span text:style-name="T9">Variáveis: </text:span></text:p>
          <text:list text:style-name="L4">
            <text:list-item>
              <text:p text:style-name="P3"><text:span text:style-name="T9">P[i]: Produção (inteira).</text:span></text:p>
            </text:list-item>
            <text:list-item>
              <text:p text:style-name="P3"><text:span text:style-name="T9">C[i]: Custo (contínua).</text:span></text:p>
            </text:list-item>
            <text:list-item>
              <text:p text:style-name="P3"><text:span text:style-name="T9">B[i]: Ligar/desligar máquina (binária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6;p7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7;p7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05;p21" draw:style-name="gr1" draw:text-style-name="P2" draw:layer="layout" svg:width="25.198cm" svg:height="2.736cm" svg:x="1.4cm" svg:y="0.574cm">
          <text:p text:style-name="P1"><text:span text:style-name="T11">Introdução ao Couenne (Convex Over and Under ENvelopes for Nonlinear Estim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1" draw:style-name="gr2" draw:text-style-name="P2" draw:layer="layout" svg:width="25.198cm" svg:height="9.156cm" svg:x="1.4cm" svg:y="3.757cm">
          <text:p text:style-name="P3"><text:span text:style-name="T12">Funções de custo:</text:span></text:p>
          <text:list text:style-name="L6">
            <text:list-item>
              <text:p text:style-name="P3"><text:span text:style-name="T12">Máquina A: 0.1P[A]² + 0.5P[A] + 0.1*B[A] (quadrática).</text:span></text:p>
            </text:list-item>
            <text:list-item>
              <text:p text:style-name="P3"><text:span text:style-name="T12">Máquina B: 0.3P[B] + 0.5B[B] (linear).</text:span></text:p>
            </text:list-item>
            <text:list-item>
              <text:p text:style-name="P3"><text:span text:style-name="T12">Máquina C: 0.01*P[C]³ (cúbica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p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3;p8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11;p22" draw:style-name="gr1" draw:text-style-name="P2" draw:layer="layout" svg:width="25.198cm" svg:height="2.736cm" svg:x="1.4cm" svg:y="0.574cm">
          <text:p text:style-name="P1"><text:span text:style-name="T11">Introdução ao Couenne (Convex Over and Under ENvelopes for Nonlinear Estim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2" draw:style-name="gr2" draw:text-style-name="P2" draw:layer="layout" svg:width="25.198cm" svg:height="9.156cm" svg:x="1.4cm" svg:y="3.757cm">
          <text:p text:style-name="P3"><text:span text:style-name="T5">Por que Couenne?</text:span></text:p>
          <text:list text:style-name="L4">
            <text:list-item>
              <text:p text:style-name="P3"><text:span text:style-name="T5">Não linearidade:</text:span><text:span text:style-name="T2"> Lida com P² (máquina A) e P³ (máquina C).</text:span></text:p>
            </text:list-item>
            <text:list-item>
              <text:p text:style-name="P3"><text:span text:style-name="T5">Variáveis inteiras/binárias:</text:span><text:span text:style-name="T2"> Gerencia P[i] (inteiros) e B[i] (0 ou 1).</text:span></text:p>
            </text:list-item>
            <text:list-item>
              <text:p text:style-name="P3"><text:span text:style-name="T5">Combinação complexa:</text:span><text:span text:style-name="T2"> Problemas MINLP misturam variáveis contínuas, inteiras e funções não lineares – Couenne é projetado para isso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p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9;p9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117;p23" draw:style-name="gr1" draw:text-style-name="P2" draw:layer="layout" svg:width="25.198cm" svg:height="2.628cm" svg:x="1.4cm" svg:y="0.628cm">
          <text:p text:style-name="P1"><text:span text:style-name="T11">Comparação com GLPK e IPO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3" draw:style-name="gr2" draw:text-style-name="P2" draw:layer="layout" svg:width="25.198cm" svg:height="10.958cm" svg:x="1.4cm" svg:y="3.757cm">
          <text:p text:style-name="P3"><text:span text:style-name="T5">Por que não GLPK?</text:span></text:p>
          <text:list text:style-name="L4">
            <text:list-item>
              <text:p text:style-name="P3"><text:span text:style-name="T2">GLPK só resolve problemas lineares. Nosso problema tem P² e P³, que são não lineares.</text:span></text:p>
            </text:list-item>
            <text:list-item>
              <text:p text:style-name="P3"><text:span text:style-name="T2">Exemplo: Se tentarmos com GLPK, ele falharia ao ver 0.01*P[C]³.</text:span></text:p>
            </text:list-item>
          </text:list>
          <text:p text:style-name="P3"><text:span text:style-name="T5">Por que não IPOPT?</text:span></text:p>
          <text:list text:continue-numbering="true" text:style-name="L4">
            <text:list-item>
              <text:p text:style-name="P3"><text:span text:style-name="T2">IPOPT resolve problemas não lineares, mas só com variáveis contínuas.</text:span></text:p>
            </text:list-item>
            <text:list-item>
              <text:p text:style-name="P3"><text:span text:style-name="T2">Nosso problema tem P[i] (inteiros) e B[i] (binários). IPOPT não conseguiria decidir se uma máquina está ligada (0 ou 1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4;p10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5;p10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23;p24" draw:style-name="gr1" draw:text-style-name="P2" draw:layer="layout" svg:width="25.198cm" svg:height="2.628cm" svg:x="1.4cm" svg:y="0.628cm">
          <text:p text:style-name="P1"><text:span text:style-name="T11">Comparação com GLPK e IPO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4" draw:style-name="gr2" draw:text-style-name="P2" draw:layer="layout" svg:width="25.198cm" svg:height="9.156cm" svg:x="1.4cm" svg:y="3.757cm">
          <text:p text:style-name="P3"><text:span text:style-name="T12">Couenne é a escolha certa porque: </text:span></text:p>
          <text:p text:style-name="P3"><text:span text:style-name="T12">Combina o melhor dos dois mundos: não linearidade (como IPOPT) + variáveis inteiras (como GLPK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0;p11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1;p11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5f_AND_5f_BODY" presentation:presentation-page-layout-name="AL1T1">
        <draw:custom-shape draw:name="Google Shape;129;p25" draw:style-name="gr1" draw:text-style-name="P2" draw:layer="layout" svg:width="25.198cm" svg:height="2.628cm" svg:x="1.4cm" svg:y="0.628cm">
          <text:p text:style-name="P1"><text:span text:style-name="T11">Exemplo Prático no Problema das Máqui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5" draw:style-name="gr2" draw:text-style-name="P2" draw:layer="layout" svg:width="25.198cm" svg:height="10.958cm" svg:x="1.4cm" svg:y="3.757cm">
          <text:p text:style-name="P3"><text:span text:style-name="T5">Nosso modelo:</text:span><text:span text:style-name="T2"> </text:span></text:p>
          <text:list text:style-name="L4">
            <text:list-item>
              <text:p text:style-name="P3"><text:span text:style-name="T2">Objetivo: Minimizar C[A] + C[B] + C[C].</text:span></text:p>
            </text:list-item>
            <text:list-item>
              <text:p text:style-name="P3"><text:span text:style-name="T2">Restrição: P[A] + P[B] + P[C] = 10.000.</text:span></text:p>
            </text:list-item>
            <text:list-item>
              <text:p text:style-name="P3"><text:span text:style-name="T2">Decisões binárias: B[i] força P[i] = 0 se a máquina estiver desligada.</text:span></text:p>
            </text:list-item>
          </text:list>
          <text:p text:style-name="P3"><text:span text:style-name="T5">O que o Couenne faz?</text:span></text:p>
          <text:list text:continue-numbering="true" text:style-name="L4">
            <text:list-item>
              <text:p text:style-name="P3"><text:span text:style-name="T2">Testa combinações (ex.: ligar A e C, desligar B).</text:span></text:p>
            </text:list-item>
            <text:list-item>
              <text:p text:style-name="P3"><text:span text:style-name="T2">Calcula os custos não lineares (P² e P³).</text:span></text:p>
            </text:list-item>
            <text:list-item>
              <text:p text:style-name="P3"><text:span text:style-name="T2">Encontra a solução de menor custo respeitando as restriçõ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p12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7;p12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TITLE_5f_AND_5f_BODY" presentation:presentation-page-layout-name="AL1T1">
        <draw:custom-shape draw:name="Google Shape;135;p26" draw:style-name="gr1" draw:text-style-name="P2" draw:layer="layout" svg:width="25.198cm" svg:height="2.628cm" svg:x="1.4cm" svg:y="0.628cm">
          <text:p text:style-name="P1"><text:span text:style-name="T11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6" draw:style-name="gr2" draw:text-style-name="P2" draw:layer="layout" svg:width="25.198cm" svg:height="10.746cm" svg:x="1.4cm" svg:y="3.757cm">
          <text:p text:style-name="P3"><text:span text:style-name="T8">Resumo:</text:span></text:p>
          <text:list text:style-name="L4">
            <text:list-item>
              <text:p text:style-name="P3"><text:span text:style-name="T9">GLPK: Linear, simples, com ou sem inteiros.</text:span></text:p>
            </text:list-item>
            <text:list-item>
              <text:p text:style-name="P3"><text:span text:style-name="T9">IPOPT: Não linear, apenas contínuo.</text:span></text:p>
            </text:list-item>
            <text:list-item>
              <text:p text:style-name="P3"><text:span text:style-name="T9">Couenne: Não linear + inteiros/binários (nosso caso!).</text:span></text:p>
            </text:list-item>
          </text:list>
          <text:p text:style-name="P3"><text:span text:style-name="T8">Por que isso importa?</text:span><text:span text:style-name="T9"> </text:span></text:p>
          <text:list text:continue-numbering="true" text:style-name="L4">
            <text:list-item>
              <text:p text:style-name="P3"><text:span text:style-name="T9">Escolher o solver errado = modelo não resolvido ou solução incorreta.</text:span></text:p>
            </text:list-item>
            <text:list-item>
              <text:p text:style-name="P3"><text:span text:style-name="T9">Na fábrica de sapatos, Couenne nos ajuda a economizar dinheiro considerando custos realistas (quadráticos e cúbicos) e decisões práticas (ligar/desligar máquinas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p1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p13:notes" draw:style-name="gr3" draw:layer="layout" svg:width="13.999cm" svg:height="11.136cm" svg:x="3.5cm" svg:y="2.227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